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ff0000" draw:marker-start="Arrow" draw:marker-start-width="0.358cm" draw:marker-end="" draw:marker-end-width="0.358cm" draw:fill="none" draw:textarea-vertical-align="middle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081cm" svg:stroke-color="#b3b3b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dash" draw:stroke-dash="Fine_20_Dashed" svg:stroke-width="0.106cm" svg:stroke-color="#a5a5a5" draw:marker-start-width="0.359cm" draw:marker-end-width="0.359cm" draw:fill="none" draw:textarea-horizontal-align="justify" draw:textarea-vertical-align="middle" draw:auto-grow-height="false" fo:min-height="5.65cm" fo:min-width="5.402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</style:style>
    <style:style style:name="gr5" style:family="graphic" style:parent-style-name="objectwithoutfill">
      <style:graphic-properties svg:stroke-width="0.081cm" svg:stroke-color="#b3b3b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draw:fill-color="#b3b3b3" draw:textarea-horizontal-align="justify" draw:textarea-vertical-align="middle" draw:auto-grow-height="false" fo:min-height="2.454cm" fo:min-width="0.21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2.454cm" fo:min-width="0.21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2.454cm" fo:min-width="0.209cm"/>
    </style:style>
    <style:style style:name="gr10" style:family="graphic" style:parent-style-name="objectwithoutfill">
      <style:graphic-properties svg:stroke-width="0.053cm" svg:stroke-color="#00caca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7cm" fo:min-width="1.083cm"/>
    </style:style>
    <style:style style:name="gr1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0cm"/>
    </style:style>
    <style:style style:name="gr14" style:family="graphic" style:parent-style-name="objectwithoutfill">
      <style:graphic-properties draw:stroke="dash" draw:stroke-dash="Fine_20_Dashed" svg:stroke-width="0.053cm" svg:stroke-color="#00e3e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draw:stroke="dash" draw:stroke-dash="Fine_20_Dashed" svg:stroke-width="0.053cm" svg:stroke-color="#00caca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/>
      <style:text-properties fo:color="#ff0000" style:font-name="DejaVu Sans Mono" fo:font-size="24pt" fo:font-style="italic" style:font-name-asian="DejaVu Sans Mono" style:font-size-asian="9pt" style:font-style-asian="italic" style:font-name-complex="DejaVu Sans Mono" style:font-size-complex="9pt" style:font-style-complex="italic"/>
    </style:style>
    <style:style style:name="P3" style:family="paragraph">
      <loext:graphic-properties draw:fill="none" draw:fill-color="#ffffff"/>
      <style:paragraph-properties style:text-autospace="none"/>
      <style:text-properties fo:color="#ff0000" style:font-name="DejaVu Sans Mono" fo:font-size="24pt" fo:font-style="italic" style:font-name-asian="DejaVu Sans Mono" style:font-size-asian="9pt" style:font-style-asian="italic" style:font-name-complex="DejaVu Sans Mono" style:font-size-complex="9pt" style:font-style-complex="italic"/>
    </style:style>
    <style:style style:name="P4" style:family="paragraph">
      <loext:graphic-properties draw:fill-color="#b3b3b3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text-properties fo:color="#00caca" fo:font-size="24pt" style:font-size-asian="24pt" style:font-size-complex="24pt"/>
    </style:style>
    <style:style style:name="P7" style:family="paragraph">
      <loext:graphic-properties draw:fill="none" draw:fill-color="#ffffff"/>
      <style:text-properties fo:color="#00caca" fo:font-size="24pt" style:font-size-asian="24pt" style:font-size-complex="24pt"/>
    </style:style>
    <style:style style:name="P8" style:family="paragraph">
      <style:text-properties fo:color="#00caca" fo:font-size="24pt"/>
    </style:style>
    <style:style style:name="P9" style:family="paragraph">
      <loext:graphic-properties draw:fill="none" draw:fill-color="#ffffff"/>
      <style:text-properties fo:color="#00caca" fo:font-size="24pt"/>
    </style:style>
    <style:style style:name="P10" style:family="paragraph">
      <loext:graphic-properties draw:fill="none" draw:fill-color="#ffffff"/>
    </style:style>
    <style:style style:name="T1" style:family="text">
      <style:text-properties fo:font-variant="normal" fo:text-transform="none" style:text-outline="false" style:text-line-through-style="none" style:text-line-through-type="none" style:font-name="DejaVu Sans Mono" fo:font-style="italic" fo:text-shadow="none" style:text-underline-style="none" fo:font-weight="normal" style:letter-kerning="true" style:font-name-asian="DejaVu Sans Mono" style:font-size-asian="9pt" style:font-style-asian="italic" style:font-weight-asian="normal" style:font-name-complex="DejaVu Sans Mono" style:font-size-complex="9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color="#00caca" fo:font-size="24pt" style:font-size-asian="24pt" style:font-size-complex="24pt"/>
    </style:style>
    <style:style style:name="T3" style:family="text">
      <style:text-properties fo:color="#00cac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controls" svg:width="2.132cm" svg:height="0.156cm" draw:transform="skewX (-0.00209439510239317) rotate (1.85319059976758) translate (3.2802355239735cm 9.92333144676396cm)" svg:viewBox="0 0 2133 157" svg:d="M0 134c766-124 1072-236 2133 23">
          <text:p/>
        </draw:path>
        <draw:line draw:style-name="gr2" draw:text-style-name="P1" draw:layer="controls" svg:x1="7.022cm" svg:y1="7.917cm" svg:x2="7.022cm" svg:y2="1cm">
          <text:p/>
        </draw:line>
        <draw:custom-shape draw:style-name="gr3" draw:text-style-name="P1" draw:layer="layout" svg:width="8.388cm" svg:height="8.384cm" svg:x="2.848cm" svg:y="3.5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3" draw:layer="controls" svg:width="1.547cm" svg:height="1.237cm" svg:x="5.135cm" svg:y="2.343cm">
          <draw:text-box>
            <text:p text:style-name="P2"><text:span text:style-name="T1">+α</text:span></text:p>
          </draw:text-box>
        </draw:frame>
        <draw:line draw:style-name="gr5" draw:text-style-name="P1" draw:layer="controls" svg:x1="2.059cm" svg:y1="7.879cm" svg:x2="11.916cm" svg:y2="7.879cm">
          <text:p/>
        </draw:line>
        <draw:line draw:style-name="gr6" draw:text-style-name="P1" draw:layer="controls" svg:x1="2.669cm" svg:y1="10.253cm" svg:x2="11.306cm" svg:y2="5.505cm">
          <text:p/>
        </draw:line>
        <draw:custom-shape draw:style-name="gr7" draw:text-style-name="P4" draw:layer="controls" svg:width="0.71cm" svg:height="2.704cm" svg:x="1.785cm" svg:y="6.3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controls" svg:width="0.71cm" svg:height="2.704cm" svg:x="11.642cm" svg:y="6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controls" svg:width="0.71cm" svg:height="2.704cm" draw:transform="skewX (-0.000698131700797722) rotate (0.524645973149495) translate (1.806cm 9.16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controls" svg:width="0.709cm" svg:height="2.704cm" draw:transform="skewX (-0.000349065850398905) rotate (0.524645973149495) translate (10.364cm 4.268cm)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controls" svg:width="2.104cm" svg:height="0.118cm" draw:transform="skewX (-0.000523598775598289) rotate (-1.34250726063404) translate (10.8699704111017cm 5.75869943544644cm)" svg:viewBox="0 0 2105 119" svg:d="M0 86c779-128 1689-110 2105 33">
          <text:p/>
        </draw:path>
        <draw:path draw:style-name="gr1" draw:text-style-name="P1" draw:layer="layout" svg:width="2.133cm" svg:height="0.156cm" draw:transform="rotate (0.245393292830403) translate (4.94415655107582cm 3.94068686435722cm)" svg:viewBox="0 0 2134 157" svg:d="M0 133c766-123 1072-235 2134 24">
          <text:p/>
        </draw:path>
        <draw:line draw:style-name="gr10" draw:text-style-name="P1" draw:layer="controls" svg:x1="12.243cm" svg:y1="3.172cm" svg:x2="13.603cm" svg:y2="5.526cm">
          <text:p/>
        </draw:line>
        <draw:frame draw:style-name="gr11" draw:text-style-name="P7" draw:layer="controls" svg:width="1.583cm" svg:height="1.587cm" svg:x="12.902cm" svg:y="3.009cm">
          <draw:text-box>
            <text:p text:style-name="P6"><text:span text:style-name="T2">D</text:span></text:p>
          </draw:text-box>
        </draw:frame>
        <draw:line draw:style-name="gr10" draw:text-style-name="P1" draw:layer="controls" svg:x1="5.28cm" svg:y1="14.66cm" svg:x2="9.561cm" svg:y2="12.189cm">
          <text:p/>
        </draw:line>
        <draw:line draw:style-name="gr12" draw:text-style-name="P1" draw:layer="layout" svg:x1="7.042cm" svg:y1="7.838cm" svg:x2="3.741cm" svg:y2="1.759cm">
          <text:p/>
        </draw:line>
        <draw:frame draw:style-name="gr13" draw:text-style-name="P9" draw:layer="controls" svg:width="1.583cm" svg:height="1.588cm" svg:x="7.316cm" svg:y="13.611cm">
          <draw:text-box>
            <text:p text:style-name="P8"><text:span text:style-name="T3">H</text:span></text:p>
          </draw:text-box>
        </draw:frame>
        <draw:line draw:style-name="gr14" draw:text-style-name="P1" draw:layer="controls" svg:x1="10.936cm" svg:y1="3.926cm" svg:x2="12.38cm" svg:y2="3.093cm">
          <text:p/>
        </draw:line>
        <draw:line draw:style-name="gr15" draw:text-style-name="P1" draw:layer="controls" svg:x1="12.318cm" svg:y1="6.2cm" svg:x2="13.762cm" svg:y2="5.367cm">
          <text:p/>
        </draw:line>
        <draw:line draw:style-name="gr15" draw:text-style-name="P1" draw:layer="controls" svg:x1="9.728cm" svg:y1="12.435cm" svg:x2="7.047cm" svg:y2="7.84cm">
          <text:p/>
        </draw:line>
        <draw:line draw:style-name="gr15" draw:text-style-name="P1" draw:layer="controls" svg:x1="5.442cm" svg:y1="14.936cm" svg:x2="2.761cm" svg:y2="10.341cm">
          <text:p/>
        </draw:line>
        <draw:frame draw:style-name="gr16" draw:text-style-name="P10" draw:layer="controls" svg:width="2.894cm" svg:height="1.673cm" svg:x="0.847cm" svg:y="1cm">
          <draw:text-box>
            <text:p>Forward</text:p>
            <text:p>direc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3T12:19:15.634798821</meta:creation-date>
    <dc:date>2020-04-13T12:44:36.202048174</dc:date>
    <meta:editing-duration>PT4M14S</meta:editing-duration>
    <meta:editing-cycles>2</meta:editing-cycles>
    <meta:generator>LibreOffice/6.0.7.3$Linux_X86_64 LibreOffice_project/00m0$Build-3</meta:generator>
    <meta:document-statistic meta:object-count="22"/>
  </office:meta>
</office:document-meta>
</file>